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S PGothic" svg:font-family="'MS PGothic'" style:font-pitch="variable"/>
    <style:font-face style:name="MS PGothic1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bdb76b" draw:secondary-fill-color="#d4ea6b" draw:opacity="100%" draw:textarea-horizontal-align="center" draw:textarea-vertical-align="middle" draw:auto-grow-height="false" draw:fit-to-size="false" style:shrink-to-fit="false" fo:min-height="6.063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style:writing-mode="lr-tb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myFontwork" draw:style-name="gr1" draw:text-style-name="P2" draw:layer="layout" svg:width="5.023cm" svg:height="6.349cm" svg:x="9.477cm" svg:y="4.151cm">
          <text:p text:style-name="P1">
            <text:span text:style-name="T1">S </text:span>
          </text:p>
          <draw:enhanced-geometry svg:viewBox="0 0 21600 21600" draw:mirror-horizontal="false" draw:mirror-vertical="false" draw:extrusion="true" draw:extrusion-depth="2.5cm 0" draw:extrusion-viewpoint="(0cm 0cm 25cm)" draw:extrusion-origin="0 0" draw:extrusion-skew="0 0" dr3d:projection="perspective" draw:extrusion-first-light-direction="(0 -50000 10000)" draw:extrusion-second-light-direction="(0 50000 10000)" dr3d:shade-mode="phong" draw:extrusion-metal="false" draw:extrusion-specularity="80%" draw:extrusion-diffusion="0%" draw:extrusion-color="false" draw:extrusion-rotation-angle="0 40" draw:extrusion-brightness="34%" draw:extrusion-second-light-harsh="false" draw:extrusion-first-light-level="66%" draw:extrusion-second-light-level="66%" draw:text-areas="0 0 21600 21600" draw:text-path="true" draw:text-path-mode="path" draw:text-path-scale="path" draw:text-path-same-letter-heights="false" draw:type="non-primitive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S PGothic" svg:font-family="'MS PGothic'" style:font-pitch="variable"/>
    <style:font-face style:name="MS PGothic1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1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1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1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1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1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creation-date>2021-11-10T14:38:46.635000000</meta:creation-date>
    <dc:title>24x16impress</dc:title>
    <meta:editing-duration>PT5M40S</meta:editing-duration>
    <meta:editing-cycles>3</meta:editing-cycles>
    <meta:generator>BCommitContinue/7.3.0.0.alpha1$Windows_X86_64 LibreOffice_project/7624730e3d0197071fe4f904900fecedf8140d67</meta:generator>
    <meta:initial-creator>Regina Henschel</meta:initial-creator>
    <dc:date>2021-11-10T14:47:17.949000000</dc:date>
    <dc:creator>Regina Henschel</dc:creator>
    <meta:document-statistic meta:object-count="8"/>
  </office:meta>
</office:document-meta>
</file>